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1.9264in"/>
    </style:style>
    <style:style style:name="co3" style:family="table-column">
      <style:table-column-properties fo:break-before="auto" style:column-width="1.0016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952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0.6102in"/>
    </style:style>
    <style:style style:name="co9" style:family="table-column">
      <style:table-column-properties fo:break-before="auto" style:column-width="0.548in"/>
    </style:style>
    <style:style style:name="co10" style:family="table-column">
      <style:table-column-properties fo:break-before="auto" style:column-width="0.683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761in" fo:break-before="auto" style:use-optimal-row-height="fals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6854in" fo:break-before="auto" style:use-optimal-row-height="true"/>
    </style:style>
    <style:style style:name="ro7" style:family="table-row">
      <style:table-row-properties style:row-height="0.2193in" fo:break-before="auto" style:use-optimal-row-height="tru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" style:family="table-cell" style:parent-style-name="Normal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2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71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9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Normal_5f_Shee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9" style:family="table-cell" style:parent-style-name="Normal_5f_Sheet1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35" style:family="table-cell" style:parent-style-name="Excel_5f_BuiltIn_5f_Comma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Normal_5f_Shee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58" table:default-cell-style-name="ce15"/>
        <table:table-column table:style-name="co10" table:number-columns-repeated="952" table:default-cell-style-name="ce15"/>
        <table:table-column table:style-name="co10" table:number-columns-repeated="4" table:default-cell-style-name="Default"/>
        <table:table-row table:style-name="ro1">
          <table:table-cell table:style-name="ce2" office:value-type="string" calcext:value-type="string">
            <text:p><text:a xlink:href="py3o://with=%22vobjects=objects.env['hr.leave'].report_leave_by_at_date(month=11,%20year=2021)%22" xlink:type="simple">with="vobjects=objects.env['hr.leave'].report_leave_by_at_date(month=11, year=2021)"</text:a></text:p>
          </table:table-cell>
          <table:table-cell/>
          <table:table-cell table:style-name="ce28" table:number-columns-repeated="3"/>
          <table:table-cell table:style-name="ce25" table:number-columns-repeated="2"/>
          <table:table-cell table:style-name="ce32" table:number-columns-repeated="8"/>
          <table:table-cell table:number-columns-repeated="2"/>
          <table:table-cell table:style-name="ce32" table:number-columns-repeated="15"/>
          <table:table-cell table:style-name="ce25" table:number-columns-repeated="29"/>
          <table:table-cell table:style-name="ce32" table:number-columns-repeated="186"/>
          <table:table-cell table:style-name="ce68" table:number-columns-repeated="773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10" table:number-rows-spanned="1">
            <text:p>ĐĂNG KÝ NGHỈ</text:p>
          </table:table-cell>
          <table:covered-table-cell table:style-name="ce12"/>
          <table:covered-table-cell table:number-columns-repeated="3" table:style-name="Default"/>
          <table:covered-table-cell table:number-columns-repeated="2" table:style-name="ce25"/>
          <table:covered-table-cell table:number-columns-repeated="3" table:style-name="ce32"/>
          <table:table-cell table:style-name="ce32" table:number-columns-repeated="5"/>
          <table:table-cell table:number-columns-repeated="2"/>
          <table:table-cell table:style-name="ce32" table:number-columns-repeated="15"/>
          <table:table-cell table:style-name="ce25" table:number-columns-repeated="29"/>
          <table:table-cell table:style-name="ce32" table:number-columns-repeated="186"/>
          <table:table-cell table:style-name="ce68" table:number-columns-repeated="77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4" table:number-rows-spanned="1">
            <text:p>Ghi chú: kiểu nghỉ là 4 thì nhập bắt đầu nghỉ và kết thúc nghỉ; 5,6,7,8 thì nhập thời gian nghỉ là phút; 0,1,2,3 thì k cần nhập batdaunghi,ketthucnghi,thoigiannghi</text:p>
          </table:table-cell>
          <table:covered-table-cell table:number-columns-repeated="3" table:style-name="ce4"/>
          <table:table-cell table:style-name="ce4" office:value-type="string" calcext:value-type="string" table:number-columns-spanned="6" table:number-rows-spanned="1">
            <text:p>Kiểu nghỉ: 0 nghỉ cả ca, 1 Nghỉ nửa đầu ca, 2 Nghỉ nửa cuối ca, 3 Nghỉ nửa ca không xác định, <text:s/>4 Nghỉ từ giờ đến giờ, 5 <text:s/>Nghỉ 1 khoảng thời gian tính từ đầu ca, 6 Nghỉ trong 1 khoảng thời gian tính từ <text:s/>cuối ca, 7 Nghỉ trong 1 khoảng thời gian tính từ kết </text:p>
          </table:table-cell>
          <table:covered-table-cell table:number-columns-repeated="5" table:style-name="ce4"/>
          <table:table-cell table:style-name="ce32" table:number-columns-repeated="5"/>
          <table:table-cell table:number-columns-repeated="2"/>
          <table:table-cell table:style-name="ce32" table:number-columns-repeated="15"/>
          <table:table-cell table:style-name="ce25" table:number-columns-repeated="29"/>
          <table:table-cell table:style-name="ce32" table:number-columns-repeated="186"/>
          <table:table-cell table:style-name="ce68" table:number-columns-repeated="773"/>
          <table:table-cell table:number-columns-repeated="4"/>
        </table:table-row>
        <table:table-row table:style-name="ro4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0" office:value-type="string" calcext:value-type="string">
            <text:p>Lý do nghỉ</text:p>
          </table:table-cell>
          <table:table-cell table:style-name="ce22" office:value-type="string" calcext:value-type="string">
            <text:p>Kiểu nghỉ</text:p>
          </table:table-cell>
          <table:table-cell table:style-name="ce29" office:value-type="string" calcext:value-type="string">
            <text:p>Bắt đầu nghỉ</text:p>
          </table:table-cell>
          <table:table-cell table:style-name="ce29" office:value-type="string" calcext:value-type="string">
            <text:p>Kết thúc nghỉ</text:p>
          </table:table-cell>
          <table:table-cell table:style-name="ce35" office:value-type="string" office:string-value="Thời gian nghỉ" calcext:value-type="string">
            <text:p><text:s/>Thời gian nghỉ </text:p>
          </table:table-cell>
          <table:table-cell table:style-name="ce36" office:value-type="string" calcext:value-type="string">
            <text:p>Ghi chú</text:p>
          </table:table-cell>
          <table:table-cell table:style-name="ce22" office:value-type="string" calcext:value-type="string">
            <text:p>Trạng thái</text:p>
          </table:table-cell>
          <table: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2" table:number-columns-repeated="179"/>
          <table:table-cell table:style-name="ce68" table:number-columns-repeated="773"/>
          <table:table-cell table:number-columns-repeated="4"/>
        </table:table-row>
        <table:table-row table:style-name="ro5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6"/>
          <table:table-cell table:style-name="Default" table:number-columns-repeated="11"/>
          <table:table-cell table:style-name="Comma" table:number-columns-repeated="49"/>
          <table:table-cell table:style-name="Default"/>
          <table:table-cell table:style-name="ce34" table:number-columns-repeated="952"/>
          <table:table-cell table:number-columns-repeated="4"/>
        </table:table-row>
        <table:table-row table:style-name="ro6">
          <table:table-cell table:style-name="ce24" office:value-type="string" calcext:value-type="string">
            <text:p>${o['staff_no']}</text:p>
          </table:table-cell>
          <table:table-cell table:style-name="ce9" office:value-type="string" calcext:value-type="string">
            <text:p>${o['staff_name']}</text:p>
          </table:table-cell>
          <table:table-cell table:style-name="ce19" table:formula="of:=DATEVALUE(&quot;${o['at_date']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o['leave_reason']}</text:p>
          </table:table-cell>
          <table:table-cell table:style-name="ce24" office:value-type="string" calcext:value-type="string">
            <text:p>${o['leave_type']}</text:p>
          </table:table-cell>
          <table:table-cell table:style-name="ce27"/>
          <table:table-cell table:style-name="ce24"/>
          <table:table-cell table:style-name="ce27" table:number-columns-repeated="3"/>
          <table:table-cell table:style-name="Default" table:number-columns-repeated="58"/>
          <table:table-cell table:style-name="ce32" table:number-columns-repeated="952"/>
          <table:table-cell table:number-columns-repeated="4"/>
        </table:table-row>
        <table:table-row table:style-name="ro7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6"/>
        </table:table-row>
        <table:table-row table:style-name="ro5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 table:number-rows-repeated="1048503">
          <table:table-cell table:number-columns-repeated="1024"/>
        </table:table-row>
        <table:table-row table:style-name="ro8" table:number-rows-repeated="5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> $</number:text>
      <number:fill-character> </number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78">
      <style:table-cell-properties fo:padding="0.028in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0:06:07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3T10:31:56.731000000</dc:date>
    <meta:editing-duration>P2DT12H56M16S</meta:editing-duration>
    <meta:editing-cycles>595</meta:editing-cycles>
    <meta:document-statistic meta:table-count="1" meta:cell-count="22" meta:object-count="0"/>
  </office:meta>
</office:document-meta>
</file>